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5.8146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94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>
      <style:table-cell-properties fo:wrap-option="wrap"/>
    </style:style>
    <style:style style:name="ce5" style:family="table-cell" style:parent-style-name="Default" style:data-style-name="N37"/>
    <style:style style:name="ce6" style:family="table-cell" style:parent-style-name="Default" style:data-style-name="N116">
      <style:table-cell-properties fo:wrap-option="no-wrap" style:rotation-angle="90"/>
      <style:text-properties fo:font-weight="bold" style:font-weight-asian="bold" style:font-weight-complex="bold" fo:hyphenate="false"/>
    </style:style>
    <style:style style:name="ce7" style:family="table-cell" style:parent-style-name="Default" style:data-style-name="N116">
      <style:table-cell-properties fo:wrap-option="no-wrap" style:rotation-angle="90"/>
      <style:text-properties fo:hyphenate="false"/>
    </style:style>
    <style:style style:name="ce8" style:family="table-cell" style:parent-style-name="Default" style:data-style-name="N37">
      <style:table-cell-properties fo:wrap-option="wrap" style:rotation-angle="90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Gant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99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/>
          <table:table-cell table:style-name="ce2" office:value-type="string">
            <text:p>Responsible Party</text:p>
          </table:table-cell>
          <table:table-cell table:style-name="ce1" office:value-type="string">
            <text:p>Due</text:p>
          </table:table-cell>
          <table:table-cell table:style-name="ce6" office:value-type="date" office:date-value="2010-02-05">
            <text:p>Fri, 02/05/2010</text:p>
          </table:table-cell>
          <table:table-cell table:style-name="ce6" office:value-type="date" office:date-value="2010-02-12">
            <text:p>Fri, 02/12/2010</text:p>
          </table:table-cell>
          <table:table-cell table:style-name="ce6" office:value-type="date" office:date-value="2010-02-19">
            <text:p>Fri, 02/19/2010</text:p>
          </table:table-cell>
          <table:table-cell table:style-name="ce6" office:value-type="date" office:date-value="2010-02-26">
            <text:p>Fri, 02/26/2010</text:p>
          </table:table-cell>
          <table:table-cell table:style-name="ce6" office:value-type="date" office:date-value="2010-03-05">
            <text:p>Fri, 03/05/2010</text:p>
          </table:table-cell>
          <table:table-cell table:style-name="ce6" office:value-type="date" office:date-value="2010-03-12">
            <text:p>Fri, 03/12/2010</text:p>
          </table:table-cell>
          <table:table-cell table:style-name="ce6" office:value-type="date" office:date-value="2010-03-19">
            <text:p>Fri, 03/19/2010</text:p>
          </table:table-cell>
          <table:table-cell table:style-name="ce6" office:value-type="date" office:date-value="2010-03-26">
            <text:p>Fri, 03/26/2010</text:p>
          </table:table-cell>
          <table:table-cell table:style-name="ce6" office:value-type="date" office:date-value="2010-04-02">
            <text:p>Fri, 04/02/2010</text:p>
          </table:table-cell>
          <table:table-cell table:style-name="ce6" office:value-type="date" office:date-value="2010-04-09">
            <text:p>Fri, 04/09/2010</text:p>
          </table:table-cell>
          <table:table-cell table:style-name="ce6" office:value-type="date" office:date-value="2010-04-16">
            <text:p>Fri, 04/16/2010</text:p>
          </table:table-cell>
          <table:table-cell table:style-name="ce6" office:value-type="date" office:date-value="2010-04-23">
            <text:p>Fri, 04/23/2010</text:p>
          </table:table-cell>
          <table:table-cell table:style-name="ce6" office:value-type="date" office:date-value="2010-04-30">
            <text:p>Fri, 04/30/2010</text:p>
          </table:table-cell>
          <table:table-cell table:style-name="ce6" office:value-type="date" office:date-value="2010-05-07">
            <text:p>Fri, 05/07/2010</text:p>
          </table:table-cell>
          <table:table-cell table:style-name="ce6" office:value-type="date" office:date-value="2010-05-14">
            <text:p>Fri, 05/14/2010</text:p>
          </table:table-cell>
          <table:table-cell table:style-name="ce6"/>
          <table:table-cell table:style-name="ce7" table:number-columns-repeated="18"/>
          <table:table-cell table:style-name="ce8" table:number-columns-repeated="65"/>
        </table:table-row>
        <table:table-row table:style-name="ro2">
          <table:table-cell table:style-name="ce1" office:value-type="string">
            <text:p>Scrape Websites</text:p>
          </table:table-cell>
          <table:table-cell table:number-columns-repeated="102"/>
        </table:table-row>
        <table:table-row table:style-name="ro2">
          <table:table-cell/>
          <table:table-cell office:value-type="string">
            <text:p>Create scrapers for each court that gather PDF files and convert to HTML (with alert on fail)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Dump PDFs and metadata as described by MoSCoW into MySQL database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Have scrapers functioning on slicehost each day at the proper time per cou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 table:number-columns-repeated="103"/>
        </table:table-row>
        <table:table-row table:style-name="ro2">
          <table:table-cell table:style-name="ce1" office:value-type="string">
            <text:p>Make a Website</text:p>
          </table:table-cell>
          <table:table-cell table:number-columns-repeated="102"/>
        </table:table-row>
        <table:table-row table:style-name="ro2">
          <table:table-cell/>
          <table:table-cell office:value-type="string">
            <text:p>Get Django Running Properly on Apache2/mod_wsgi/MySQL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Add user accounts with options described by MoSCOW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reate django back-end for configuring alerts and saving to profile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reate django back end for RSS pages for court, primary author, party-name and panelist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reate django back-end for case page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reate front-end for case pages (with hit highlighting)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Design and create front-end for homepage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Write privacy/licensing/contribute/contact page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Launch alpha site and send to tester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Launch beta site and send to tester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Final launch and thank you to tester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 table:number-columns-repeated="103"/>
        </table:table-row>
        <table:table-row table:style-name="ro2">
          <table:table-cell table:style-name="ce1" office:value-type="string">
            <text:p>User Studies</text:p>
          </table:table-cell>
          <table:table-cell table:number-columns-repeated="102"/>
        </table:table-row>
        <table:table-row table:style-name="ro2">
          <table:table-cell/>
          <table:table-cell office:value-type="string">
            <text:p>Interview various people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Send first survey regarding boolean testing and blog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ontact users for testing (alpha)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ontact users for testing (beta)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Contact users for launch!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 table:number-columns-repeated="103"/>
        </table:table-row>
        <table:table-row table:style-name="ro2">
          <table:table-cell table:style-name="ce1" office:value-type="string">
            <text:p>Filtering</text:p>
          </table:table-cell>
          <table:table-cell table:number-columns-repeated="102"/>
        </table:table-row>
        <table:table-row table:style-name="ro2">
          <table:table-cell/>
          <table:table-cell office:value-type="string">
            <text:p>Complete analysis of FOSS search/filtering tools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Spell check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Synonym list/suppo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Acronym list/suppo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Abbreviation list/suppo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Stop-word list/suppo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Stemming suppo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Hyphenation support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Facet by court jurisdiction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 table:number-columns-repeated="103"/>
        </table:table-row>
        <table:table-row table:style-name="ro2">
          <table:table-cell table:style-name="ce1" office:value-type="string">
            <text:p>Alert System</text:p>
          </table:table-cell>
          <table:table-cell table:number-columns-repeated="102"/>
        </table:table-row>
        <table:table-row table:style-name="ro2">
          <table:table-cell/>
          <table:table-cell office:value-type="string">
            <text:p>Write alert text (HTML and plain text)</text:p>
          </table:table-cell>
          <table:table-cell office:value-type="string">
            <text:p>Mike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Begin sending alerts</text:p>
          </table:table-cell>
          <table:table-cell office:value-type="string">
            <text:p>Longhao</text:p>
          </table:table-cell>
          <table:table-cell table:number-columns-repeated="100"/>
        </table:table-row>
        <table:table-row table:style-name="ro2">
          <table:table-cell table:number-columns-repeated="103"/>
        </table:table-row>
        <table:table-row table:style-name="ro2">
          <table:table-cell table:style-name="ce1" office:value-type="string">
            <text:p>Coursework</text:p>
          </table:table-cell>
          <table:table-cell table:number-columns-repeated="102"/>
        </table:table-row>
        <table:table-row table:style-name="ro2">
          <table:table-cell/>
          <table:table-cell office:value-type="string">
            <text:p>Final paper outline</text:p>
          </table:table-cell>
          <table:table-cell office:value-type="string">
            <text:p>Longhao leads</text:p>
          </table:table-cell>
          <table:table-cell office:value-type="string">
            <text:p>?</text:p>
          </table:table-cell>
          <table:table-cell table:number-columns-repeated="99"/>
        </table:table-row>
        <table:table-row table:style-name="ro2">
          <table:table-cell/>
          <table:table-cell office:value-type="string">
            <text:p>Final paper draft 1</text:p>
          </table:table-cell>
          <table:table-cell office:value-type="string">
            <text:p>Longhao leads</text:p>
          </table:table-cell>
          <table:table-cell table:style-name="ce4" office:value-type="date" office:date-value="2010-04-06">
            <text:p>04/06/10</text:p>
          </table:table-cell>
          <table:table-cell table:number-columns-repeated="99"/>
        </table:table-row>
        <table:table-row table:style-name="ro2">
          <table:table-cell/>
          <table:table-cell office:value-type="string">
            <text:p>Final paper final version</text:p>
          </table:table-cell>
          <table:table-cell office:value-type="string">
            <text:p>Longhao leads</text:p>
          </table:table-cell>
          <table:table-cell table:style-name="ce5" office:value-type="date" office:date-value="2010-05-06">
            <text:p>05/06/10</text:p>
          </table:table-cell>
          <table:table-cell table:number-columns-repeated="99"/>
        </table:table-row>
        <table:table-row table:style-name="ro2">
          <table:table-cell/>
          <table:table-cell office:value-type="string">
            <text:p>Final presentation draft 1</text:p>
          </table:table-cell>
          <table:table-cell office:value-type="string">
            <text:p>Mike leads</text:p>
          </table:table-cell>
          <table:table-cell office:value-type="string">
            <text:p>?</text:p>
          </table:table-cell>
          <table:table-cell table:number-columns-repeated="99"/>
        </table:table-row>
        <table:table-row table:style-name="ro2">
          <table:table-cell/>
          <table:table-cell office:value-type="string">
            <text:p>Final presentation final version</text:p>
          </table:table-cell>
          <table:table-cell office:value-type="string">
            <text:p>Mike leads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Final poster draft 1</text:p>
          </table:table-cell>
          <table:table-cell office:value-type="string">
            <text:p>Mike leads</text:p>
          </table:table-cell>
          <table:table-cell table:number-columns-repeated="100"/>
        </table:table-row>
        <table:table-row table:style-name="ro2">
          <table:table-cell/>
          <table:table-cell office:value-type="string">
            <text:p>Final poster final version</text:p>
          </table:table-cell>
          <table:table-cell office:value-type="string">
            <text:p>Mike leads</text:p>
          </table:table-cell>
          <table:table-cell table:style-name="ce5" office:value-type="date" office:date-value="2010-05-07">
            <text:p>05/07/10</text:p>
          </table:table-cell>
          <table:table-cell table:number-columns-repeated="99"/>
        </table:table-row>
        <table:table-row table:style-name="ro2">
          <table:table-cell/>
          <table:table-cell office:value-type="string">
            <text:p>Mid Project approval form</text:p>
          </table:table-cell>
          <table:table-cell office:value-type="string">
            <text:p>Longhao, Mike</text:p>
          </table:table-cell>
          <table:table-cell table:style-name="ce5" office:value-type="date" office:date-value="2010-03-10">
            <text:p>03/10/10</text:p>
          </table:table-cell>
          <table:table-cell table:number-columns-repeated="99"/>
        </table:table-row>
        <table:table-row table:style-name="ro2">
          <table:table-cell/>
          <table:table-cell office:value-type="string">
            <text:p>Showcase</text:p>
          </table:table-cell>
          <table:table-cell office:value-type="string">
            <text:p>Longhao, Mike</text:p>
          </table:table-cell>
          <table:table-cell table:number-columns-repeated="100"/>
        </table:table-row>
        <table:table-row table:style-name="ro2" table:number-rows-repeated="1048524">
          <table:table-cell table:number-columns-repeated="103"/>
        </table:table-row>
        <table:table-row table:style-name="ro2">
          <table:table-cell table:number-columns-repeated="10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-of-week/>
      <number:text>, </number:text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2/06/2010</text:date>, <text:time>22:3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2-06T21:15:30</meta:creation-date>
    <dc:date>2010-02-06T22:31:06</dc:date>
    <dc:creator>Michael Lissner</dc:creator>
    <meta:editing-duration>PT01H02M17S</meta:editing-duration>
    <meta:editing-cycles>7</meta:editing-cycles>
    <meta:generator>OpenOffice.org/3.1$Linux OpenOffice.org_project/310m19$Build-9420</meta:generator>
    <meta:document-statistic meta:table-count="1" meta:cell-count="108" meta:object-count="0"/>
  </office:meta>
</office:document-meta>
</file>